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fo:font-weight="bold" officeooo:rsid="000cdf63" officeooo:paragraph-rsid="001df737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officeooo:rsid="001ee8f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bold" officeooo:rsid="001ee8fe" officeooo:paragraph-rsid="001ee8fe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rsid="001ee8fe" style:font-size-asian="10.5pt" style:font-size-complex="10.5pt"/>
    </style:style>
    <style:style style:name="P6" style:family="paragraph" style:parent-style-name="Standard">
      <style:text-properties fo:font-size="10.5pt" officeooo:rsid="001ee8fe" officeooo:paragraph-rsid="001ee8fe" style:font-size-asian="10.5pt" style:font-size-complex="10.5pt"/>
    </style:style>
    <style:style style:name="P7" style:family="paragraph" style:parent-style-name="Standard">
      <style:paragraph-properties fo:break-before="page"/>
      <style:text-properties fo:font-size="10.5pt" style:font-size-asian="10.5pt" style:font-size-complex="10.5pt"/>
    </style:style>
    <style:style style:name="P8" style:family="paragraph" style:parent-style-name="Standard">
      <style:paragraph-properties fo:break-before="page"/>
      <style:text-properties fo:font-size="10.5pt" officeooo:rsid="001ee8fe" style:font-size-asian="10.5pt" style:font-size-complex="10.5pt"/>
    </style:style>
    <style:style style:name="P9" style:family="paragraph" style:parent-style-name="Standard">
      <style:paragraph-properties fo:break-before="page"/>
      <style:text-properties fo:font-size="10.5pt" officeooo:rsid="00205889" officeooo:paragraph-rsid="00205889" style:font-size-asian="10.5pt" style:font-size-complex="10.5pt"/>
    </style:style>
    <style:style style:name="T1" style:family="text">
      <style:text-properties officeooo:rsid="0010172b"/>
    </style:style>
    <style:style style:name="T2" style:family="text">
      <style:text-properties officeooo:rsid="00350047"/>
    </style:style>
    <style:style style:name="T3" style:family="text">
      <style:text-properties officeooo:rsid="002f7b5a"/>
    </style:style>
    <style:style style:name="T4" style:family="text">
      <style:text-properties officeooo:rsid="001be655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certbot ce<text:span text:style-name="T1">r</text:span>tonly -i apache -d "*<text:span text:style-name="T2">descargas</text:span>.<text:span text:style-name="T3">uniquehome.es</text:span>" -d <text:span text:style-name="T2">descargas.uniquehome.es </text:span>--server ht<text:span text:style-name="T4">t</text:span>p<text:span text:style-name="T1">s</text:span>://acme-v02.api.letsencrypt.org/directory --manual --preferred-challenges dns</text:p>
      <text:p text:style-name="P4"/>
      <text:p text:style-name="P4"/>
      <text:p text:style-name="P4"/>
      <text:p text:style-name="P4"/>
      <text:p text:style-name="P4">dwR9fCCtdzyEXquyCyDlXVup0asd8wHUvyCrhlutOeA</text:p>
      <text:p text:style-name="P4"/>
      <text:p text:style-name="P4">Before continuing, verify the record is deployed.</text:p>
      <text:p text:style-name="P4">- - - - - - - - - - - - - - - - - - - - - - - - - - - - - - - - - - - - - - - -</text:p>
      <text:p text:style-name="P4">Press Enter to Continue</text:p>
      <text:p text:style-name="P4">Waiting for verification...</text:p>
      <text:p text:style-name="P4">Cleaning up challenges</text:p>
      <text:p text:style-name="P4">Failed authorization procedure. descargas.uniquehome.es (dns-01): urn:ietf:params:acme:error:dns :: DNS problem: NXDOMAIN looking up TXT for _acme-challenge.descargas.uniquehome.es</text:p>
      <text:p text:style-name="P4"/>
      <text:p text:style-name="P4">IMPORTANT NOTES:</text:p>
      <text:p text:style-name="P4"><text:s/>- The following errors were reported by the server:</text:p>
      <text:p text:style-name="P4"/>
      <text:p text:style-name="P4"><text:s text:c="3"/>Domain: descargas.uniquehome.es</text:p>
      <text:p text:style-name="P4"><text:s text:c="3"/>Type: <text:s text:c="2"/>None</text:p>
      <text:p text:style-name="P4"><text:s text:c="3"/>Detail: DNS problem: NXDOMAIN looking up TXT for</text:p>
      <text:p text:style-name="P4"><text:s text:c="3"/>_acme-challenge.descargas.uniquehome.es</text:p>
      <text:p text:style-name="P7">How would you like to authenticate with the ACME CA?</text:p>
      <text:p text:style-name="P4">- - - - - - - - - - - - - - - - - - - - - - - - - - - - - - - - - - - - - - - -</text:p>
      <text:p text:style-name="P4">1: Apache Web Server plugin (apache)</text:p>
      <text:p text:style-name="P4">2: Spin up a temporary webserver (standalone)</text:p>
      <text:p text:style-name="P4">3: Place files in webroot directory (webroot)</text:p>
      <text:p text:style-name="P4">- - - - - - - - - - - - - - - - - - - - - - - - - - - - - - - - - - - - - - - -</text:p>
      <text:p text:style-name="P4">Select the appropriate number [1-3] then [enter] (press 'c' to cancel): 1</text:p>
      <text:p text:style-name="P4">Plugins selected: Authenticator apache, Installer None</text:p>
      <text:p text:style-name="P4">Starting new HTTPS connection (1): acme-v02.api.letsencrypt.org</text:p>
      <text:p text:style-name="P4">Please enter in your domain name(s) (comma and/or space separated) <text:s/>(Enter 'c'</text:p>
      <text:p text:style-name="P4">to cancel): <text:span text:style-name="T5">descargas.uniquehome.es</text:span></text:p>
      <text:p text:style-name="P4">Obtaining a new certificate</text:p>
      <text:p text:style-name="P4">Performing the following challenges:</text:p>
      <text:p text:style-name="P4">http-01 challenge for descargas.uniquehome.es</text:p>
      <text:p text:style-name="P4">Waiting for verification...</text:p>
      <text:p text:style-name="P4">Cleaning up challenges</text:p>
      <text:p text:style-name="P4"/>
      <text:p text:style-name="P4">IMPORTANT NOTES:</text:p>
      <text:p text:style-name="P4"><text:s/>- Congratulations! Your certificate and chain have been saved at:</text:p>
      <text:p text:style-name="P4"><text:s text:c="3"/>/etc/letsencrypt/live/descargas.uniquehome.es/fullchain.pem</text:p>
      <text:p text:style-name="P4"><text:s text:c="3"/>Your key file has been saved at:</text:p>
      <text:p text:style-name="P4"><text:s text:c="3"/>/etc/letsencrypt/live/descargas.uniquehome.es/privkey.pem</text:p>
      <text:p text:style-name="P4"><text:s text:c="3"/>Your cert will expire on <text:span text:style-name="T5">2020-01-22</text:span>. To obtain a new or tweaked</text:p>
      <text:p text:style-name="P4"><text:s text:c="3"/>version of this certificate in the future, simply run certbot</text:p>
      <text:p text:style-name="P4"><text:s text:c="3"/>again. To non-interactively renew *all* of your certificates, run</text:p>
      <text:p text:style-name="P4"><text:s text:c="3"/>"certbot renew"</text:p>
      <text:p text:style-name="P4"><text:s/>- If you like Certbot, please consider supporting our work by:</text:p>
      <text:p text:style-name="P4"/>
      <text:p text:style-name="P4"><text:s text:c="3"/>Donating to ISRG / Let's Encrypt: <text:s text:c="2"/>https://letsencrypt.org/donate</text:p>
      <text:p text:style-name="P4"><text:s text:c="3"/>Donating to EFF: <text:s text:c="19"/>https://eff.org/donate-le</text:p>
      <text:p text:style-name="P4"/>
      <text:p text:style-name="P5"/>
      <text:p text:style-name="P8">sudo certbot certonly -i apache -d "*.<text:span text:style-name="T5">certified-cards.com</text:span>" -d certified-cards.com --server https://acme-v02.api.letsencrypt.org/directory --manual --preferred-challenges dns</text:p>
      <text:p text:style-name="P5">Saving debug log to /var/log/letsencrypt/letsencrypt.log</text:p>
      <text:p text:style-name="P5">Plugins selected: Authenticator manual, Installer apache</text:p>
      <text:p text:style-name="P5">Starting new HTTPS connection (1): acme-v02.api.letsencrypt.org</text:p>
      <text:p text:style-name="P5">Cert is due for renewal, auto-renewing...</text:p>
      <text:p text:style-name="P5">Renewing an existing certificate</text:p>
      <text:p text:style-name="P5">Performing the following challenges:</text:p>
      <text:p text:style-name="P5">dns-01 challenge for certified-cards.com</text:p>
      <text:p text:style-name="P5">dns-01 challenge for certified-cards.com</text:p>
      <text:p text:style-name="P5"/>
      <text:p text:style-name="P5">- - - - - - - - - - - - - - - - - - - - - - - - - - - - - - - - - - - - - - - -</text:p>
      <text:p text:style-name="P5">NOTE: The IP of this machine will be publicly logged as having requested this</text:p>
      <text:p text:style-name="P5">certificate. If you're running certbot in manual mode on a machine that is not</text:p>
      <text:p text:style-name="P5">your server, please ensure you're okay with that.</text:p>
      <text:p text:style-name="P5"/>
      <text:p text:style-name="P5">Are you OK with your IP being logged?</text:p>
      <text:p text:style-name="P5">- - - - - - - - - - - - - - - - - - - - - - - - - - - - - - - - - - - - - - - -</text:p>
      <text:p text:style-name="P5">(Y)es/(N)o: y</text:p>
      <text:p text:style-name="P5"/>
      <text:p text:style-name="P5">- - - - - - - - - - - - - - - - - - - - - - - - - - - - - - - - - - - - - - - -</text:p>
      <text:p text:style-name="P5">Please deploy a DNS TXT record under the name</text:p>
      <text:p text:style-name="P5">_acme-challenge.certified-cards.com with the following value:</text:p>
      <text:p text:style-name="P5"/>
      <text:p text:style-name="P2">TUVTnND0Q_w13sMtJy6VgY5OoPCE5uV_-fMSD38JbBc</text:p>
      <text:p text:style-name="P5"/>
      <text:p text:style-name="P5">Before continuing, verify the record is deployed.</text:p>
      <text:p text:style-name="P5">- - - - - - - - - - - - - - - - - - - - - - - - - - - - - - - - - - - - - - - -</text:p>
      <text:p text:style-name="P5">Press Enter to Continue</text:p>
      <text:p text:style-name="P5"/>
      <text:p text:style-name="P5">- - - - - - - - - - - - - - - - - - - - - - - - - - - - - - - - - - - - - - - -</text:p>
      <text:p text:style-name="P5">Please deploy a DNS TXT record under the name</text:p>
      <text:p text:style-name="P5">_acme-challenge.certified-cards.com with the following value:</text:p>
      <text:p text:style-name="P5"/>
      <text:p text:style-name="P2">zXIPdEJMdCmH0qN-aZUuHduNgXDtuQ48h5VQjMiwCTk</text:p>
      <text:p text:style-name="P5"/>
      <text:p text:style-name="P5">Before continuing, verify the record is deployed.</text:p>
      <text:p text:style-name="P5">(This must be set up in addition to the previous challenges; do not remove,</text:p>
      <text:p text:style-name="P5">replace, or undo the previous challenge tasks yet. Note that you might be</text:p>
      <text:p text:style-name="P5">asked to create multiple distinct TXT records with the same name. This is</text:p>
      <text:p text:style-name="P5">permitted by DNS standards.)</text:p>
      <text:p text:style-name="P5"/>
      <text:p text:style-name="P5">- - - - - - - - - - - - - - - - - - - - - - - - - - - - - - - - - - - - - - - -</text:p>
      <text:p text:style-name="P5">Press Enter to Continue</text:p>
      <text:p text:style-name="P5">Waiting for verification...</text:p>
      <text:p text:style-name="P5">Resetting dropped connection: acme-v02.api.letsencrypt.org</text:p>
      <text:p text:style-name="P5">Cleaning up challenges</text:p>
      <text:p text:style-name="P5"/>
      <text:p text:style-name="P5">IMPORTANT NOTES:</text:p>
      <text:p text:style-name="P5"><text:s/>- Congratulations! Your certificate and chain have been saved at:</text:p>
      <text:p text:style-name="P5"><text:s text:c="3"/>/etc/letsencrypt/live/certified-cards.com/fullchain.pem</text:p>
      <text:p text:style-name="P5"><text:s text:c="3"/>Your key file has been saved at:</text:p>
      <text:p text:style-name="P5"><text:s text:c="2"/><text:span text:style-name="T5"><text:s/>/etc/letsencrypt/live/certified-cards.com/privkey.pem</text:span></text:p>
      <text:p text:style-name="P5"><text:s text:c="3"/>Your cert will expire on <text:span text:style-name="T5">2020-03-04</text:span>. To obtain a new or tweaked</text:p>
      <text:p text:style-name="P5"><text:s text:c="3"/>version of this certificate in the future, simply run certbot</text:p>
      <text:p text:style-name="P5"><text:s text:c="3"/>again. To non-interactively renew *all* of your certificates, run</text:p>
      <text:p text:style-name="P5"><text:s text:c="3"/>"certbot renew"</text:p>
      <text:p text:style-name="P5"><text:s/>- If you like Certbot, please consider supporting our work by:</text:p>
      <text:p text:style-name="P5"/>
      <text:p text:style-name="P5"><text:s text:c="3"/>Donating to ISRG / Let's Encrypt: <text:s text:c="2"/>https://letsencrypt.org/donate</text:p>
      <text:p text:style-name="P5"><text:s text:c="3"/>Donating to EFF: <text:s text:c="19"/>https://eff.org/donate-le</text:p>
      <text:p text:style-name="P9"><text:tab/><text:tab/><text:tab/><text:tab/><text:tab/><text:tab/><text:tab/><text:tab/><text:tab/><text:tab/><text:tab/><text:tab/>05/12/2019</text:p>
      <text:p text:style-name="P6">sudo certbot certonly -i apache -d "*.<text:span text:style-name="T5">business-card.es</text:span>" -d business-card.es --server https://acme-v02.api.letsencrypt.org/directory --manual --preferred-challenges dns</text:p>
      <text:p text:style-name="P6">Saving debug log to /var/log/letsencrypt/letsencrypt.log</text:p>
      <text:p text:style-name="P6">Plugins selected: Authenticator manual, Installer apache</text:p>
      <text:p text:style-name="P6">Starting new HTTPS connection (1): acme-v02.api.letsencrypt.org</text:p>
      <text:p text:style-name="P6">Obtaining a new certificate</text:p>
      <text:p text:style-name="P6">Performing the following challenges:</text:p>
      <text:p text:style-name="P6">dns-01 challenge for business-card.es</text:p>
      <text:p text:style-name="P6">dns-01 challenge for business-card.es</text:p>
      <text:p text:style-name="P6"/>
      <text:p text:style-name="P6">- - - - - - - - - - - - - - - - - - - - - - - - - - - - - - - - - - - - - - - -</text:p>
      <text:p text:style-name="P6">NOTE: The IP of this machine will be publicly logged as having requested this</text:p>
      <text:p text:style-name="P6">certificate. If you're running certbot in manual mode on a machine that is not</text:p>
      <text:p text:style-name="P6">your server, please ensure you're okay with that.</text:p>
      <text:p text:style-name="P6"/>
      <text:p text:style-name="P6">Are you OK with your IP being logged?</text:p>
      <text:p text:style-name="P6">- - - - - - - - - - - - - - - - - - - - - - - - - - - - - - - - - - - - - - - -</text:p>
      <text:p text:style-name="P6">(Y)es/(N)o: y</text:p>
      <text:p text:style-name="P6"/>
      <text:p text:style-name="P6">- - - - - - - - - - - - - - - - - - - - - - - - - - - - - - - - - - - - - - - -</text:p>
      <text:p text:style-name="P6">Please deploy a DNS TXT record under the name</text:p>
      <text:p text:style-name="P6">_acme-challenge.business-card.es with the following value:</text:p>
      <text:p text:style-name="P6"/>
      <text:p text:style-name="P3">i0dE_xSmckZLFjBkI1pSQkVDlcmdbgp1PSGUMeiHdvU</text:p>
      <text:p text:style-name="P6"/>
      <text:p text:style-name="P6">Before continuing, verify the record is deployed.</text:p>
      <text:p text:style-name="P6">- - - - - - - - - - - - - - - - - - - - - - - - - - - - - - - - - - - - - - - -</text:p>
      <text:p text:style-name="P6">Press Enter to Continue</text:p>
      <text:p text:style-name="P6"/>
      <text:p text:style-name="P6">- - - - - - - - - - - - - - - - - - - - - - - - - - - - - - - - - - - - - - - -</text:p>
      <text:p text:style-name="P6">Please deploy a DNS TXT record under the name</text:p>
      <text:p text:style-name="P6">_acme-challenge.business-card.es with the following value:</text:p>
      <text:p text:style-name="P6"/>
      <text:p text:style-name="P3">mewDAU43D9O64oPtwUWLZLHsuYJMpKK2R4XTAelSl1Q</text:p>
      <text:p text:style-name="P6"/>
      <text:p text:style-name="P6">Before continuing, verify the record is deployed.</text:p>
      <text:p text:style-name="P6">(This must be set up in addition to the previous challenges; do not remove,</text:p>
      <text:p text:style-name="P6">replace, or undo the previous challenge tasks yet. Note that you might be</text:p>
      <text:p text:style-name="P6">asked to create multiple distinct TXT records with the same name. This is</text:p>
      <text:p text:style-name="P6">permitted by DNS standards.)</text:p>
      <text:p text:style-name="P6"/>
      <text:p text:style-name="P6">- - - - - - - - - - - - - - - - - - - - - - - - - - - - - - - - - - - - - - - -</text:p>
      <text:p text:style-name="P6">Press Enter to Continue</text:p>
      <text:p text:style-name="P6">Waiting for verification...</text:p>
      <text:p text:style-name="P6">Resetting dropped connection: acme-v02.api.letsencrypt.org</text:p>
      <text:p text:style-name="P6">Cleaning up challenges</text:p>
      <text:p text:style-name="P6"/>
      <text:p text:style-name="P6">IMPORTANT NOTES:</text:p>
      <text:p text:style-name="P6"><text:s/>- Congratulations! Your certificate and chain have been saved at:</text:p>
      <text:p text:style-name="P6"><text:s text:c="3"/>/etc/letsencrypt/live/business-card.es-0002/fullchain.pem</text:p>
      <text:p text:style-name="P6"><text:s text:c="3"/>Your key file has been saved at:</text:p>
      <text:p text:style-name="P6"><text:s text:c="3"/><text:span text:style-name="T5">/etc/letsencrypt/live/business-card.es-0002/privkey.pem</text:span></text:p>
      <text:p text:style-name="P6"><text:s text:c="3"/>Your cert will expire on <text:span text:style-name="T5">2020-03-04</text:span>. To obtain a new or tweaked</text:p>
      <text:p text:style-name="P6"><text:s text:c="3"/>version of this certificate in the future, simply run certbot</text:p>
      <text:p text:style-name="P6"><text:s text:c="3"/>again. To non-interactively renew *all* of your certificates, run</text:p>
      <text:p text:style-name="P6"><text:s text:c="3"/>"certbot renew"</text:p>
      <text:p text:style-name="P6"><text:s/>- If you like Certbot, please consider supporting our work by:</text:p>
      <text:p text:style-name="P6"/>
      <text:p text:style-name="P6"><text:s text:c="3"/>Donating to ISRG / Let's Encrypt: <text:s text:c="2"/>https://letsencrypt.org/donate</text:p>
      <text:p text:style-name="P6"><text:s text:c="3"/>Donating to EFF: <text:s text:c="19"/>https://eff.org/donate-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11:22.292341033</meta:creation-date>
    <meta:print-date>2019-10-24T11:22:04.008998355</meta:print-date>
    <dc:date>2019-12-05T10:59:37.127342571</dc:date>
    <meta:editing-duration>PT58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40" meta:word-count="1400" meta:character-count="7634" meta:non-whitespace-character-count="6205"/>
  </office:meta>
</office:document-meta>
</file>